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rdf+xml" manifest:full-path="Object 7/manifest.rdf"/>
  <manifest:file-entry manifest:media-type="text/xml" manifest:full-path="Object 7/styles.xml"/>
  <manifest:file-entry manifest:media-type="application/vnd.oasis.opendocument.spreadsheet" manifest:version="1.2" manifest:full-path="Object 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7"/>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content.xml"/>
  <manifest:file-entry manifest:media-type="application/rdf+xml" manifest:full-path="Object 1/manifest.rdf"/>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application/rdf+xml" manifest:full-path="Object 2/manifest.rdf"/>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application/rdf+xml" manifest:full-path="Object 3/manifest.rdf"/>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sun.xml.ui.configuration" manifest:full-path="Object 4/Configurations2/"/>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rdf+xml" manifest:full-path="Object 5/manifest.rdf"/>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application/rdf+xml" manifest:full-path="Object 6/manifest.rdf"/>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list-style-name="L1"/>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list-style-name="L1">
      <style:text-properties fo:font-size="14pt" fo:font-weight="normal" style:font-size-asian="14pt" style:font-weight-asian="normal" style:font-size-complex="14pt" style:font-weight-complex="normal"/>
    </style:style>
    <style:style style:name="P10" style:family="paragraph" style:parent-style-name="Standard" style:list-style-name="L2">
      <style:text-properties fo:font-size="14pt" fo:font-weight="normal" style:font-size-asian="14pt" style:font-weight-asian="normal" style:font-size-complex="14pt" style:font-weight-complex="normal"/>
    </style:style>
    <style:style style:name="P11" style:family="paragraph" style:parent-style-name="Standard" style:list-style-name="L3">
      <style:text-properties fo:font-size="14pt" fo:font-weight="normal" style:font-size-asian="14pt" style:font-weight-asian="normal" style:font-size-complex="14pt" style:font-weight-complex="normal"/>
    </style:style>
    <style:style style:name="P12" style:family="paragraph" style:parent-style-name="Frame_20_contents">
      <style:text-properties fo:font-size="14pt" fo:font-weight="normal" style:font-size-asian="14pt" style:font-weight-asian="normal" style:font-size-complex="14pt" style:font-weight-complex="normal"/>
    </style:style>
    <style:style style:name="P13" style:family="paragraph" style:parent-style-name="Frame_20_contents">
      <style:text-properties fo:color="#ce181e"/>
    </style:style>
    <style:style style:name="P14" style:family="paragraph" style:parent-style-name="Frame_20_contents">
      <style:text-properties fo:color="#000000"/>
    </style:style>
    <style:style style:name="P15" style:family="paragraph">
      <style:paragraph-properties fo:text-align="center"/>
    </style:style>
    <style:style style:name="P16"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color="#ff8000"/>
    </style:style>
    <style:style style:name="T5" style:family="text">
      <style:text-properties fo:font-style="italic" style:font-style-asian="italic" style:font-style-complex="italic"/>
    </style:style>
    <style:style style:name="T6" style:family="text">
      <style:text-properties fo:color="#ce181e" fo:font-size="16pt" fo:font-weight="bold" style:font-size-asian="16pt" style:font-weight-asian="bold" style:font-size-complex="16pt" style:font-weight-complex="bold"/>
    </style:style>
    <style:style style:name="T7" style:family="text">
      <style:text-properties fo:font-size="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6cm" fo:min-width="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color="#ffffff" draw:textarea-horizontal-align="justify" draw:textarea-vertical-align="middle" draw:auto-grow-height="false" fo:min-height="0.6cm" fo:min-width="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11111" draw:marker-start="Extrémités_20_de_20_flèche_20_1" draw:marker-end="Extrémités_20_de_20_flèche_20_2"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11111" draw:fill-color="#ffffff" draw:textarea-horizontal-align="justify" draw:textarea-vertical-align="middle" draw:auto-grow-height="false" fo:min-height="0.741cm" fo:min-width="5.4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465a4" draw:textarea-horizontal-align="justify" draw:textarea-vertical-align="middle" draw:auto-grow-height="tru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6" style:family="graphic">
      <style:graphic-properties svg:stroke-color="#3465a4" draw:textarea-horizontal-align="justify" draw:textarea-vertical-align="middle" draw:auto-grow-height="false" fo:min-height="1.185cm" fo:min-width="3.85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7" style:family="graphic">
      <style:graphic-properties svg:stroke-color="#3465a4" draw:textarea-horizontal-align="justify" draw:textarea-vertical-align="middle" draw:auto-grow-height="false" fo:min-height="0.96cm" fo:min-width="4.54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8" style:family="graphic">
      <style:graphic-properties svg:stroke-color="#111111" draw:marker-start="Extrémités_20_de_20_flèche_20_3"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111111" draw:fill-color="#ffffff" draw:textarea-horizontal-align="justify" draw:textarea-vertical-align="middle" draw:auto-grow-height="false" fo:min-height="0.6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111111" draw:fill-color="#ffffff" draw:opacity="10%" draw:textarea-horizontal-align="justify" draw:textarea-vertical-align="middle" draw:auto-grow-height="false" fo:min-height="0.6cm" fo:min-width="0.688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textarea-horizontal-align="justify" draw:textarea-vertical-align="middle" draw:auto-grow-height="false" fo:min-height="0.988cm" fo:min-width="4.3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988cm" fo:min-width="5.2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221cm" fo:min-width="5.29c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2.223cm" fo:min-width="5.2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94cm" fo:min-width="5.2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111111" draw:fill-color="#ffffff" draw:textarea-horizontal-align="justify" draw:textarea-vertical-align="middle" draw:auto-grow-height="false" fo:min-height="0.6cm" fo:min-width="0.6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 paradigme de programmation orienté objet </text:p>
      <text:p text:style-name="P3"/>
      <text:p text:style-name="P1"/>
      <text:p text:style-name="P6">I . Introduction : avant les objets</text:p>
      <text:p text:style-name="P1"/>
      <text:p text:style-name="P1"/>
      <text:p text:style-name="P2">Objectif : <text:span text:style-name="T1">créer en Python un jeu de rôles évolutif :</text:span></text:p>
      <text:p text:style-name="P4"/>
      <text:p text:style-name="P2"><text:span text:style-name="T1">Cahier des charges </text:span><text:span text:style-name="T1">initial </text:span><text:span text:style-name="T1">:</text:span></text:p>
      <text:p text:style-name="P2"><text:span text:style-name="T1"><text:s/>- chaque joueur </text:span><text:span text:style-name="T1">crée</text:span><text:span text:style-name="T1"> </text:span><text:span text:style-name="T1">en début de jeu </text:span><text:span text:style-name="T1">un Personnage </text:span><text:span text:style-name="T1">héritant de 100 points de vie. Le Personnage créé peut être </text:span><text:span text:style-name="T1"><text:s/></text:span><text:span text:style-name="T1">de type </text:span><text:span text:style-name="T1">Guerrier </text:span><text:span text:style-name="T1">ou </text:span><text:span text:style-name="T1">Archer. </text:span><text:span text:style-name="T1">Certains </text:span><text:span text:style-name="T1"><text:s/>attributs </text:span><text:span text:style-name="T1">du personnage dépendent de son type ( points d’attaque , points de défense, etc..)</text:span></text:p>
      <text:p text:style-name="P2"><text:span text:style-name="T1">- <text:s/>à tour de rôle, chaque joueur fait agir son personnage <text:s/></text:span><text:span text:style-name="T1">en saisissant une commande </text:span><text:span text:style-name="T2">dans </text:span><text:span text:style-name="T2"><text:s/>la console Python</text:span><text:span text:style-name="T1"> </text:span><text:span text:style-name="T1">( actions possibles : attaquer un autre personnage, se reposer, etc. (cf. évolution du jeu ) )</text:span></text:p>
      <text:p text:style-name="P4"/>
      <text:p text:style-name="P2"><text:span text:style-name="T1">- </text:span><text:span text:style-name="T1">Lorsqu’un joueur n’a plus de points de vie, il est éliminé</text:span></text:p>
      <text:p text:style-name="P4"/>
      <text:p text:style-name="P4"/>
      <text:p text:style-name="P4">Voici un exemple simple de programme, utilisant des listes :</text:p>
      <text:p text:style-name="P4"/>
      <text:p text:style-name="Standard"><text:a xlink:type="simple" xlink:href="file://POSTEPROFLABOSI/Users/STIDD/Desktop/Dossier%20partagé%20NSI/Terminale/Cours/Chap%203%20%20%20Programmation%20%20Objet/Jeu_de_roles1_avec_listes.py" text:style-name="Internet_20_link" text:visited-style-name="Visited_20_Internet_20_Link"><text:span text:style-name="T3">Jeu_de_roles1_avec_listes.py</text:span></text:a></text:p>
      <text:p text:style-name="P4"/>
      <text:p text:style-name="P2">Questions : </text:p>
      <text:p text:style-name="P2"><draw:frame draw:style-name="fr1" draw:name="Cadre1" text:anchor-type="paragraph" svg:x="11.164cm" svg:y="0.37cm" svg:width="4.228cm" draw:z-index="0"><draw:text-box fo:min-height="0.79cm"><text:p text:style-name="P12">Les points de vie son à 50 au lieu de 100</text:p></draw:text-box></draw:frame></text:p>
      <text:p text:style-name="P2"><text:span text:style-name="T1">1. </text:span><text:span text:style-name="T1">U</text:span><text:span text:style-name="T1">n point du cahier des charges n’est pas respecté : <text:s/>lequel ? <text:s text:c="14"/><text:tab/></text:span></text:p>
      <text:p text:style-name="P4"><text:s/>Rectifiez-le</text:p>
      <text:p text:style-name="P4"/>
      <text:p text:style-name="P4">2. On lance le jeu avec deux joueurs :</text:p>
      <text:p text:style-name="P4"><draw:frame draw:style-name="fr1" draw:name="Cadre2" text:anchor-type="paragraph" svg:x="14.268cm" svg:y="0.159cm" svg:width="4.228cm" draw:z-index="1"><draw:text-box fo:min-height="0.79cm"><text:p text:style-name="Frame_20_contents">Attaquer(0,1)</text:p></draw:text-box></draw:frame>a. que saisir dans la console pour réaliser une attaque du joueur 1 par le joueur 2 ?</text:p>
      <text:p text:style-name="P4"><text:tab/></text:p>
      <text:p text:style-name="P4"><draw:frame draw:style-name="fr1" draw:name="Cadre3" text:anchor-type="paragraph" svg:x="14.233cm" svg:y="0.194cm" svg:width="4.228cm" draw:z-index="2"><draw:text-box fo:min-height="0.79cm"><text:p text:style-name="Frame_20_contents">Attaquer(1,0)</text:p></draw:text-box></draw:frame>b. que saisir dans la console pour réaliser une attaque du joueur 2 par le joueur 1 ?</text:p>
      <text:p text:style-name="P4"><text:tab/></text:p>
      <text:p text:style-name="P4">c. réaliser plusieurs attaques jusqu’à ce que l’un des joueurs soit éliminé</text:p>
      <text:p text:style-name="P4"/>
      <text:p text:style-name="P2"><text:span text:style-name="T1">3. Ajouter l’action « se reposer » </text:span><text:span text:style-name="T1">( elle rajoute des points de vie)</text:span></text:p>
      <text:p text:style-name="P4"/>
      <text:p text:style-name="P2"><text:span text:style-name="T1">4. </text:span><text:span text:style-name="T2">En cours de partie</text:span><text:span text:style-name="T1">, un troisième joueur souhaite intégrer le jeu .</text:span></text:p>
      <text:p text:style-name="P4"/>
      <text:p text:style-name="P2"><draw:frame draw:style-name="fr1" draw:name="Cadre4" text:anchor-type="paragraph" svg:x="14.233cm" svg:y="0.194cm" svg:width="4.228cm" draw:z-index="3"><draw:text-box fo:min-height="0.79cm"><text:p text:style-name="Frame_20_contents">Oui</text:p></draw:text-box></draw:frame><text:span text:style-name="T1"><text:tab/>a. </text:span><text:span text:style-name="T1"><text:s/>Est-ce possible ? <text:s/></text:span></text:p>
      <text:p text:style-name="P4"><draw:frame draw:style-name="fr1" draw:name="Cadre5" text:anchor-type="paragraph" svg:x="13.208cm" svg:y="0.732cm" svg:width="5.315cm" draw:z-index="58"><draw:text-box fo:min-height="2.868cm"><text:p text:style-name="P14">nombre_joueurs+=1</text:p><text:p text:style-name="P14">nom.append(«test»)</text:p><text:p text:style-name="P14">espece.append(« archer »)</text:p><text:p text:style-name="P14">points_de_defense.append(7)</text:p><text:p text:style-name="P14">points_d_attaque.append(5)</text:p></draw:text-box></draw:frame></text:p>
      <text:p text:style-name="P2"><text:span text:style-name="T1"><text:tab/>b. Quelles commandes avez-vous saisi dans la console ?</text:span><text:span text:style-name="T1"> </text:span></text:p>
      <text:p text:style-name="P4"><text:soft-page-break/></text:p>
      <text:p text:style-name="P2"><text:span text:style-name="T1"><text:tab/>c. </text:span><text:span text:style-name="T1">Tester </text:span><text:span text:style-name="T1">le jeu avec </text:span><text:span text:style-name="T1">c</text:span><text:span text:style-name="T1">es trois joueurs </text:span><text:span text:style-name="T1">.</text:span></text:p>
      <text:p text:style-name="P4"/>
      <text:p text:style-name="P2"><draw:frame draw:style-name="fr1" draw:name="Cadre6" text:anchor-type="paragraph" svg:x="14.233cm" svg:y="0.194cm" svg:width="4.228cm" draw:z-index="4"><draw:text-box fo:min-height="2.563cm"><text:p text:style-name="Frame_20_contents">Oui mais c'est très long</text:p></draw:text-box></draw:frame><text:span text:style-name="T1">5. </text:span><text:span text:style-name="T1">On suppose que l’on veut rajouter une centaine de joueurs en cours de partie . Qu’en pensez-vous ? Quelle solution proposez-vous ?</text:span></text:p>
      <text:p text:style-name="P4"/>
      <text:p text:style-name="P2"/>
      <text:p text:style-name="P6">II. La notion d’objet :</text:p>
      <text:p text:style-name="P2"/>
      <text:p text:style-name="P2"><text:span text:style-name="T1">On a vu dans l</text:span><text:span text:style-name="T1">e programme de la</text:span><text:span text:style-name="T1"> partie I que </text:span><text:span text:style-name="T1">les variables correspondants à chacun des personnages se trouvent disséminées dans plusieurs listes , son nom dans la liste nom, ses points de vie dans la liste points de vie , etc ….</text:span></text:p>
      <text:p text:style-name="P4"/>
      <text:p text:style-name="P4"><draw:custom-shape text:anchor-type="paragraph" draw:z-index="6" draw:name="Forme2" draw:style-name="gr2" draw:text-style-name="P15" svg:width="0.706cm" svg:height="0.6cm" svg:x="7.248cm" svg:y="1.757cm"><text:p/><draw:enhanced-geometry svg:viewBox="0 0 21600 21600" draw:type="rectangle" draw:enhanced-path="M 0 0 L 21600 0 21600 21600 0 21600 0 0 Z N"/></draw:custom-shape><draw:line text:anchor-type="paragraph" draw:z-index="7" draw:name="Forme3" draw:style-name="gr3" draw:text-style-name="P16" svg:x1="7.389cm" svg:y1="2.074cm" svg:x2="10.071cm" svg:y2="2.074cm"><text:p/></draw:line><draw:custom-shape text:anchor-type="paragraph" draw:z-index="8" draw:name="Forme5" draw:style-name="gr4" svg:width="5.469cm" svg:height="0.742cm" svg:x="10.035cm" svg:y="1.616cm"><text:p><text:s text:c="3"/>[ archer,guerrier,guerrier]</text:p><draw:enhanced-geometry svg:viewBox="0 0 21600 21600" draw:type="rectangle" draw:enhanced-path="M 0 0 L 21600 0 21600 21600 0 21600 0 0 Z N"/></draw:custom-shape><draw:custom-shape text:anchor-type="paragraph" draw:z-index="9" draw:name="Forme2" draw:style-name="gr2" draw:text-style-name="P15" svg:width="0.706cm" svg:height="0.6cm" svg:x="7.142cm" svg:y="3.415cm"><text:p/><draw:enhanced-geometry svg:viewBox="0 0 21600 21600" draw:type="rectangle" draw:enhanced-path="M 0 0 L 21600 0 21600 21600 0 21600 0 0 Z N"/></draw:custom-shape><draw:line text:anchor-type="paragraph" draw:z-index="10" draw:name="Forme3" draw:style-name="gr3" draw:text-style-name="P16" svg:x1="7.283cm" svg:y1="3.732cm" svg:x2="9.965cm" svg:y2="3.732cm"><text:p/></draw:line><draw:custom-shape text:anchor-type="paragraph" draw:z-index="11" draw:name="Forme5" draw:style-name="gr4" svg:width="5.469cm" svg:height="0.742cm" svg:x="9.929cm" svg:y="3.274cm"><text:p><text:s text:c="3"/>[ 35,67,87]</text:p><draw:enhanced-geometry svg:viewBox="0 0 21600 21600" draw:type="rectangle" draw:enhanced-path="M 0 0 L 21600 0 21600 21600 0 21600 0 0 Z N"/></draw:custom-shape><draw:custom-shape text:anchor-type="paragraph" draw:z-index="12" draw:name="Forme2" draw:style-name="gr2" draw:text-style-name="P15" svg:width="0.706cm" svg:height="0.6cm" svg:x="7.177cm" svg:y="7.754cm"><text:p/><draw:enhanced-geometry svg:viewBox="0 0 21600 21600" draw:type="rectangle" draw:enhanced-path="M 0 0 L 21600 0 21600 21600 0 21600 0 0 Z N"/></draw:custom-shape><draw:line text:anchor-type="paragraph" draw:z-index="13" draw:name="Forme3" draw:style-name="gr3" draw:text-style-name="P16" svg:x1="7.318cm" svg:y1="8.072cm" svg:x2="10cm" svg:y2="8.072cm"><text:p/></draw:line><draw:custom-shape text:anchor-type="paragraph" draw:z-index="14" draw:name="Forme5" draw:style-name="gr4" svg:width="5.469cm" svg:height="0.742cm" svg:x="9.964cm" svg:y="7.613cm"><text:p><text:s text:c="3"/>[ 7,3,3]</text:p><draw:enhanced-geometry svg:viewBox="0 0 21600 21600" draw:type="rectangle" draw:enhanced-path="M 0 0 L 21600 0 21600 21600 0 21600 0 0 Z N"/></draw:custom-shape><draw:custom-shape text:anchor-type="paragraph" draw:z-index="15" draw:name="Forme2" draw:style-name="gr2" draw:text-style-name="P15" svg:width="0.706cm" svg:height="0.6cm" svg:x="7.177cm" svg:y="5.32cm"><text:p/><draw:enhanced-geometry svg:viewBox="0 0 21600 21600" draw:type="rectangle" draw:enhanced-path="M 0 0 L 21600 0 21600 21600 0 21600 0 0 Z N"/></draw:custom-shape><draw:line text:anchor-type="paragraph" draw:z-index="16" draw:name="Forme3" draw:style-name="gr3" draw:text-style-name="P16" svg:x1="7.318cm" svg:y1="5.637cm" svg:x2="10cm" svg:y2="5.637cm"><text:p/></draw:line><draw:custom-shape text:anchor-type="paragraph" draw:z-index="17" draw:name="Forme5" draw:style-name="gr4" svg:width="5.469cm" svg:height="0.742cm" svg:x="9.964cm" svg:y="5.179cm"><text:p><text:s text:c="3"/>[ 5,9,9]</text:p><draw:enhanced-geometry svg:viewBox="0 0 21600 21600" draw:type="rectangle" draw:enhanced-path="M 0 0 L 21600 0 21600 21600 0 21600 0 0 Z N"/></draw:custom-shape><draw:custom-shape text:anchor-type="paragraph" draw:z-index="18" draw:name="Forme2" draw:style-name="gr2" draw:text-style-name="P15" svg:width="0.706cm" svg:height="0.6cm" svg:x="7.142cm" svg:y="0.148cm"><text:p/><draw:enhanced-geometry svg:viewBox="0 0 21600 21600" draw:type="rectangle" draw:enhanced-path="M 0 0 L 21600 0 21600 21600 0 21600 0 0 Z N"/></draw:custom-shape><draw:line text:anchor-type="paragraph" draw:z-index="19" draw:name="Forme3" draw:style-name="gr3" draw:text-style-name="P16" svg:x1="7.283cm" svg:y1="0.466cm" svg:x2="9.965cm" svg:y2="0.466cm"><text:p/></draw:line><draw:custom-shape text:anchor-type="paragraph" draw:z-index="20" draw:name="Forme5" draw:style-name="gr4" svg:width="5.469cm" svg:height="0.742cm" svg:x="9.929cm" svg:y="0.007cm"><text:p><text:s text:c="3"/>[ Lulu, Etienne, Raymonde]</text:p><draw:enhanced-geometry svg:viewBox="0 0 21600 21600" draw:type="rectangle" draw:enhanced-path="M 0 0 L 21600 0 21600 21600 0 21600 0 0 Z N"/></draw:custom-shape><text:tab/><text:tab/><text:tab/><text:tab/>nom</text:p>
      <text:p text:style-name="P4"/>
      <text:p text:style-name="P4"/>
      <text:p text:style-name="P4"><draw:custom-shape text:anchor-type="paragraph" draw:z-index="5" draw:name="Forme1" draw:style-name="gr1" draw:text-style-name="P15" svg:width="0.847cm" svg:height="0.6cm" svg:x="6.824cm" svg:y="0.053cm"><text:p/><draw:enhanced-geometry svg:viewBox="0 0 21600 21600" draw:type="rectangle" draw:enhanced-path="M 0 0 L 21600 0 21600 21600 0 21600 0 0 Z N"/></draw:custom-shape><text:tab/><text:tab/><text:tab/><text:tab/>espèce</text:p>
      <text:p text:style-name="P4"/>
      <text:p text:style-name="P4"/>
      <text:p text:style-name="P4"><text:tab/><text:tab/> <text:s text:c="12"/>point_de_vie</text:p>
      <text:p text:style-name="P4"/>
      <text:p text:style-name="P4"/>
      <text:p text:style-name="P4"><text:tab/><text:tab/> <text:s text:c="8"/>point_d_attaque</text:p>
      <text:p text:style-name="P4"/>
      <text:p text:style-name="P4"/>
      <text:p text:style-name="P4"/>
      <text:p text:style-name="P4"><text:tab/><text:tab/></text:p>
      <text:p text:style-name="P4"><text:tab/><text:tab/> <text:s text:c="6"/>point_de_defense</text:p>
      <text:p text:style-name="P4"/>
      <text:p text:style-name="P2"><text:span text:style-name="T1">A</text:span><text:span text:style-name="T1">insi, si par exemple, on veut rajouter des joueurs en cours de partie, il va falloir <text:s/>ressaisir à la console plusieurs fois le même code, ou rajouter au programme initial une partie de programme </text:span><text:span text:style-name="T1">permettant de rajouter des joueurs en cours de partie, ce qui est fastidieux et redondant. </text:span></text:p>
      <text:p text:style-name="P2"><text:span text:style-name="T1">Autre exemple, si un</text:span><text:span text:style-name="T1"> joueur est éliminé et qu’on désire supprimer ses variables de la mémoire, il va falloir « manuellement » supprimer de chaque liste la valeur correspondante, ce qui peut devenir très vite compliqué et source d’erreurs.</text:span></text:p>
      <text:p text:style-name="P4"/>
      <text:p text:style-name="P2"><text:span text:style-name="T1">Pour éviter ses problèmes, on peut </text:span><text:span text:style-name="T2">procéder autrement</text:span><text:span text:style-name="T1"> :</text:span></text:p>
      <text:p text:style-name="P2"><text:span text:style-name="T1">on </text:span><text:span text:style-name="T1">peut d’abord </text:span><text:span text:style-name="T1">observe</text:span><text:span text:style-name="T1">r</text:span><text:span text:style-name="T1"> que ce jeu est constitué d’entités ( ici, les personnages ), qui interagissent les uns avec les autres ( ici en s’</text:span><text:span text:style-name="T1">attaquant</text:span><text:span text:style-name="T1">) , en déclenchant des résultats précis ( en l’occurrence perte ou gain de points de vie ).</text:span></text:p>
      <text:p text:style-name="P2"><text:span text:style-name="T1">De tels systèmes sont en fait très nombreux dans le monde qui nous entoure, </text:span><text:span text:style-name="T1">et c’est en observant cela qu’ a été créé dans les années 60 un nouveau mode de programmation ( on parle de paradigme de programmation) , appelé Programmation Orienté Objet <text:s/></text:span><text:span text:style-name="T1">(POO)</text:span><text:span text:style-name="T1">. </text:span></text:p>
      <text:p text:style-name="P4"/>
      <text:p text:style-name="P4"><text:soft-page-break/>Concrètement, un objet est constitué de 3 caractéristiques : </text:p>
      <text:p text:style-name="P4"/>
      <text:p text:style-name="P2"><text:span text:style-name="T1">— Un type </text:span><text:span text:style-name="T1">( ou classe)</text:span><text:span text:style-name="T1">, qui identifie le rôle de l’objet (int, str et list sont des exemples de types </text:span><text:span text:style-name="T1">ou de classes </text:span><text:span text:style-name="T1">d’objets) ;</text:span></text:p>
      <text:p text:style-name="P4"/>
      <text:p text:style-name="P4">— Des attributs, qui sont les propriétés de l’objet ;</text:p>
      <text:p text:style-name="P4"/>
      <text:p text:style-name="P4">— Des méthodes, les opérations qui s’appliquent sur l’objet.</text:p>
      <text:p text:style-name="P4"/>
      <text:p text:style-name="P2"><text:span text:style-name="T1">Dans notre cas, </text:span><text:span text:style-name="T1">c</text:span><text:span text:style-name="T1">es objets seront les personnages du jeu , </text:span><text:span text:style-name="T1">et comme ils n’existent <text:s/>pas par défaut en Python, <text:s/>nous allons donc <text:s/></text:span><text:span text:style-name="T2">les créer</text:span><text:span text:style-name="T1">:</text:span></text:p>
      <text:p text:style-name="P4"/>
      <text:list xml:id="list28464532" text:style-name="L1">
        <text:list-item>
          <text:p text:style-name="P7"><text:span text:style-name="T3">c</text:span><text:span text:style-name="T3">lasse : Personnage</text:span></text:p>
        </text:list-item>
      </text:list>
      <text:p text:style-name="P4"/>
      <text:list xml:id="list29528306" text:continue-numbering="true" text:style-name="L1">
        <text:list-item>
          <text:p text:style-name="P9">attributs : <text:tab/></text:p>
          <text:list>
            <text:list-item>
              <text:list>
                <text:list-item>
                  <text:list>
                    <text:list-item>
                      <text:list>
                        <text:list-item>
                          <text:p text:style-name="P9">nom</text:p>
                        </text:list-item>
                        <text:list-item>
                          <text:p text:style-name="P9">espèce</text:p>
                        </text:list-item>
                        <text:list-item>
                          <text:p text:style-name="P9">points de vie</text:p>
                        </text:list-item>
                        <text:list-item>
                          <text:p text:style-name="P9">points d’attaque</text:p>
                        </text:list-item>
                        <text:list-item>
                          <text:p text:style-name="P9">points de défense</text:p>
                        </text:list-item>
                      </text:list>
                    </text:list-item>
                  </text:list>
                </text:list-item>
              </text:list>
            </text:list-item>
          </text:list>
        </text:list-item>
      </text:list>
      <text:p text:style-name="P4"/>
      <text:list xml:id="list28471485" text:style-name="L2">
        <text:list-item>
          <text:p text:style-name="P10">méthodes : <text:tab/></text:p>
          <text:list>
            <text:list-item>
              <text:list>
                <text:list-item>
                  <text:list>
                    <text:list-item>
                      <text:list>
                        <text:list-item>
                          <text:p text:style-name="P10">attaquer</text:p>
                        </text:list-item>
                        <text:list-item>
                          <text:p text:style-name="P10">se reposer</text:p>
                        </text:list-item>
                      </text:list>
                    </text:list-item>
                  </text:list>
                </text:list-item>
              </text:list>
            </text:list-item>
          </text:list>
        </text:list-item>
      </text:list>
      <text:p text:style-name="P4"/>
      <text:p text:style-name="P4"/>
      <text:p text:style-name="P4"/>
      <text:p text:style-name="P4">Chaque classe d’objets sera schématisée par un rectangle à trois zones :</text:p>
      <text:p text:style-name="P4"/>
      <text:p text:style-name="P4"/>
      <text:p text:style-name="P4"><draw:custom-shape text:anchor-type="paragraph" draw:z-index="21" draw:name="Forme6" draw:style-name="gr5" draw:text-style-name="P16" svg:width="4.813cm" svg:height="0.976cm" svg:x="11.635cm" svg:y="0.566cm"><text:p text:style-name="P15"><text:span text:style-name="T7">Le nom de la classe d’objets</text:span></text:p><text:p text:style-name="P15"><text:span text:style-name="T7"/></text:p><draw:enhanced-geometry svg:viewBox="0 0 21600 21600" draw:mirror-horizontal="false" draw:mirror-vertical="false" draw:type="line-callout-1" draw:modifiers="-28889.7031879809 37780.5054151624 -1883.76694759985 16453.429602888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4"/>
      <text:p text:style-name="P4"/>
      <text:p text:style-name="P4"><draw:frame draw:style-name="fr2" draw:name="Objet1" text:anchor-type="paragraph" svg:x="1.561cm" svg:y="0.141cm" svg:width="3.649cm" svg:height="4.56cm" draw:z-index="24"><draw:object xlink:href="./Object 1" xlink:type="simple" xlink:show="embed" xlink:actuate="onLoad"/><draw:image xlink:href="./ObjectReplacements/Object 1" xlink:type="simple" xlink:show="embed" xlink:actuate="onLoad"/></draw:frame></text:p>
      <text:p text:style-name="P4"/>
      <text:p text:style-name="P4"><draw:custom-shape text:anchor-type="paragraph" draw:z-index="22" draw:name="Forme4" draw:style-name="gr6" draw:text-style-name="P16" svg:width="3.855cm" svg:height="1.186cm" svg:x="12.056cm" svg:y="0.268cm"><text:p text:style-name="P15"><text:span text:style-name="T7">Les attributs de l’objet</text:span></text:p><text:p text:style-name="P15"><text:span text:style-name="T7"/></text:p><draw:enhanced-geometry svg:viewBox="0 0 21600 21600" draw:mirror-horizontal="false" draw:type="line-callout-1" draw:modifiers="-38447.2095150961 13832.9866270431 -2460.38426349497 17748.5884101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4"/>
      <text:p text:style-name="P4"/>
      <text:p text:style-name="P4"/>
      <text:p text:style-name="P4"/>
      <text:p text:style-name="P4"/>
      <text:p text:style-name="P4"><draw:custom-shape text:anchor-type="paragraph" draw:z-index="23" draw:name="Forme7" draw:style-name="gr7" draw:text-style-name="P16" svg:width="4.543cm" svg:height="0.96cm" svg:x="12.079cm" svg:y="0.035cm"><text:p text:style-name="P15"><text:span text:style-name="T7">Les méthodes de l’objet</text:span></text:p><text:p text:style-name="P15"><text:span text:style-name="T7"/></text:p><draw:enhanced-geometry svg:viewBox="0 0 21600 21600" draw:mirror-horizontal="false" draw:type="line-callout-1" draw:modifiers="-32735.4037267081 -11453.9449541284 -2079.50310559006 21956.697247706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4"/>
      <text:p text:style-name="P4"/>
      <text:p text:style-name="P4"><text:soft-page-break/></text:p>
      <text:p text:style-name="P2"><draw:custom-shape text:anchor-type="paragraph" draw:z-index="32" draw:name="Forme2" draw:style-name="gr9" draw:text-style-name="P15" svg:width="0.689cm" svg:height="0.6cm" svg:x="15.891cm" svg:y="0.915cm"><text:p/><draw:enhanced-geometry svg:viewBox="0 0 21600 21600" draw:mirror-horizontal="false" draw:mirror-vertical="false" draw:type="rectangle" draw:enhanced-path="M 0 0 L 21600 0 21600 21600 0 21600 0 0 Z N"/></draw:custom-shape><draw:frame draw:style-name="fr3" draw:name="Objet3" text:anchor-type="paragraph" svg:x="7.694cm" svg:y="0.982cm" svg:width="2.671cm" svg:height="3.993cm" draw:z-index="26"><draw:object xlink:href="./Object 3" xlink:type="simple" xlink:show="embed" xlink:actuate="onLoad"/><draw:image xlink:href="./ObjectReplacements/Object 3" xlink:type="simple" xlink:show="embed" xlink:actuate="onLoad"/></draw:frame><text:span text:style-name="T1">Une fois notre classe Personnage définie, on pourra </text:span><text:span text:style-name="T1">directement </text:span><text:span text:style-name="T1">créer des personnages à partir de ce </text:span><text:span text:style-name="T1">modèle : <text:s text:c="8"/></text:span><text:span text:style-name="T1"><text:s text:c="36"/></text:span><text:span text:style-name="T1"><text:s text:c="2"/></text:span><text:span text:style-name="T1"><text:s text:c="37"/></text:span></text:p>
      <text:p text:style-name="P4"><draw:line text:anchor-type="paragraph" draw:z-index="33" draw:name="Forme3" draw:style-name="gr3" draw:text-style-name="P16" svg:x1="16.339cm" svg:y1="0.028cm" svg:x2="10.363cm" svg:y2="1.563cm"><text:p/></draw:line></text:p>
      <text:p text:style-name="P2"><text:span text:style-name="T1"><text:s text:c="5"/></text:span><text:span text:style-name="T1"><text:s text:c="120"/>Joueur1</text:span></text:p>
      <text:p text:style-name="P4"/>
      <text:p text:style-name="P4"><draw:frame draw:style-name="fr3" draw:name="Objet2" text:anchor-type="paragraph" svg:x="-0.097cm" svg:y="2.12cm" svg:width="3.649cm" svg:height="4.56cm" draw:z-index="25"><draw:object xlink:href="./Object 2" xlink:type="simple" xlink:show="embed" xlink:actuate="onLoad"/><draw:image xlink:href="./ObjectReplacements/Object 2" xlink:type="simple" xlink:show="embed" xlink:actuate="onLoad"/><svg:desc>Objet OLE</svg:desc></draw:frame><draw:frame draw:style-name="fr3" draw:name="Objet4" text:anchor-type="paragraph" svg:x="11.998cm" svg:y="0.43cm" svg:width="2.671cm" svg:height="3.993cm" draw:z-index="27"><draw:object xlink:href="./Object 4" xlink:type="simple" xlink:show="embed" xlink:actuate="onLoad"/><draw:image xlink:href="./ObjectReplacements/Object 4" xlink:type="simple" xlink:show="embed" xlink:actuate="onLoad"/></draw:frame><draw:line text:anchor-type="paragraph" draw:z-index="29" draw:name="Forme8" draw:style-name="gr8" draw:text-style-name="P15" svg:x1="3.551cm" svg:y1="3.246cm" svg:x2="7.694cm" svg:y2="0.318cm"><text:p/></draw:line></text:p>
      <text:p text:style-name="P4"/>
      <text:p text:style-name="P2"><draw:frame draw:style-name="fr3" draw:name="Objet5" text:anchor-type="paragraph" svg:x="7.694cm" svg:y="3.066cm" svg:width="2.671cm" svg:height="3.993cm" draw:z-index="28"><draw:object xlink:href="./Object 5" xlink:type="simple" xlink:show="embed" xlink:actuate="onLoad"/><draw:image xlink:href="./ObjectReplacements/Object 5" xlink:type="simple" xlink:show="embed" xlink:actuate="onLoad"/></draw:frame><draw:line text:anchor-type="paragraph" draw:z-index="30" draw:name="Forme9" draw:style-name="gr8" draw:text-style-name="P15" svg:x1="3.551cm" svg:y1="2.463cm" svg:x2="11.998cm" svg:y2="1.51cm"><text:p/></draw:line><draw:line text:anchor-type="paragraph" draw:z-index="31" draw:name="Forme10" draw:style-name="gr8" draw:text-style-name="P15" svg:x1="3.551cm" svg:y1="3.027cm" svg:x2="7.694cm" svg:y2="4.861cm"><text:p/></draw:line><draw:line text:anchor-type="paragraph" draw:z-index="34" draw:name="Forme3" draw:style-name="gr3" draw:text-style-name="P16" svg:x1="16.579cm" svg:y1="1.404cm" svg:x2="14.667cm" svg:y2="1.439cm"><text:p/></draw:line><draw:custom-shape text:anchor-type="paragraph" draw:z-index="36" draw:name="Forme2" draw:style-name="gr10" draw:text-style-name="P15" svg:width="0.689cm" svg:height="0.6cm" svg:x="16.067cm" svg:y="1.108cm"><text:p/><draw:enhanced-geometry svg:viewBox="0 0 21600 21600" draw:type="rectangle" draw:enhanced-path="M 0 0 L 21600 0 21600 21600 0 21600 0 0 Z N"/></draw:custom-shape><text:span text:style-name="T1"> <text:s text:c="5"/></text:span><text:span text:style-name="T1"><text:s text:c="119"/></text:span></text:p>
      <text:p text:style-name="P4"/>
      <text:p text:style-name="P4"/>
      <text:p text:style-name="P4"><draw:line text:anchor-type="paragraph" draw:z-index="35" draw:name="Forme3" draw:style-name="gr3" draw:text-style-name="P16" svg:x1="13.686cm" svg:y1="2.593cm" svg:x2="10.363cm" svg:y2="3.616cm"><text:p/></draw:line><draw:custom-shape text:anchor-type="paragraph" draw:z-index="37" draw:name="Forme2" draw:style-name="gr10" draw:text-style-name="P15" svg:width="0.689cm" svg:height="0.6cm" svg:x="13.21cm" svg:y="2.307cm"><text:p/><draw:enhanced-geometry svg:viewBox="0 0 21600 21600" draw:type="rectangle" draw:enhanced-path="M 0 0 L 21600 0 21600 21600 0 21600 0 0 Z N"/></draw:custom-shape> <text:s text:c="124"/>Joueur2</text:p>
      <text:p text:style-name="P4"/>
      <text:p text:style-name="P4"/>
      <text:p text:style-name="P4"/>
      <text:p text:style-name="P4"/>
      <text:p text:style-name="P2"><text:span text:style-name="T1"><text:tab/><text:tab/><text:tab/><text:tab/><text:tab/><text:tab/><text:tab/><text:tab/><text:tab/><text:tab/></text:span><text:span text:style-name="T1">Joueur3</text:span></text:p>
      <text:p text:style-name="P4"/>
      <text:p text:style-name="P4"/>
      <text:p text:style-name="P4"/>
      <text:p text:style-name="P4"/>
      <text:p text:style-name="P4"/>
      <text:p text:style-name="P4"/>
      <text:p text:style-name="P4"/>
      <text:p text:style-name="P2"><text:span text:style-name="T1">P</text:span><text:span text:style-name="T1">our créer une classe, on utilise le code suivant : </text:span><text:a xlink:type="simple" xlink:href="file://POSTEPROFLABOSI/Users/STIDD/Desktop/Dossier%20partagé%20NSI/Terminale/Cours/Chap%203%20%20%20Programmation%20%20Objet/classe_Personnage.py" text:style-name="Internet_20_link" text:visited-style-name="Visited_20_Internet_20_Link"><text:span text:style-name="T1">classe_Personnage.py</text:span></text:a></text:p>
      <text:p text:style-name="P4"><draw:custom-shape text:anchor-type="paragraph" draw:z-index="38" draw:name="Forme11" draw:style-name="gr11" draw:text-style-name="P15" svg:width="4.391cm" svg:height="0.989cm" svg:x="6.269cm" svg:y="0.36cm"><text:p text:style-name="P15">Nom de la classe</text:p><draw:enhanced-geometry svg:viewBox="0 0 21600 21600" draw:mirror-horizontal="false" draw:type="line-callout-2" draw:modifiers="-15180.7228915663 45972.192513369 -7546.98795180723 30340.1069518717 -2168.67469879518 21330.481283422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39" draw:name="Forme12" draw:style-name="gr12" draw:text-style-name="P15" svg:width="5.291cm" svg:height="0.989cm" svg:x="12.584cm" svg:y="0.349cm"><text:p text:style-name="P15">Docstring de la classe</text:p><draw:enhanced-geometry svg:viewBox="0 0 21600 21600" draw:mirror-horizontal="false" draw:type="line-callout-2" draw:modifiers="-17352 65454.5454545455 -4392 27721.9251336898 -1800 21330.481283422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draw:line text:anchor-type="paragraph" draw:z-index="49" draw:name="Forme18" draw:style-name="gr14" draw:text-style-name="P15" svg:x1="4.45cm" svg:y1="2.557cm" svg:x2="12.583cm" svg:y2="0.476cm"><text:p/></draw:line></text:p>
      <text:p text:style-name="P4"><draw:line text:anchor-type="paragraph" draw:z-index="48" draw:name="Forme18" draw:style-name="gr14" draw:text-style-name="P15" svg:x1="1.88cm" svg:y1="1.203cm" svg:x2="8.159cm" svg:y2="0.212cm"><text:p/></draw:line></text:p>
      <text:p text:style-name="P4"/>
      <text:list xml:id="list28458667" text:style-name="L3">
        <text:list-header>
          <text:p text:style-name="P11"><draw:custom-shape text:anchor-type="paragraph" draw:z-index="40" draw:name="Forme13" draw:style-name="gr13" draw:text-style-name="P15" svg:width="5.291cm" svg:height="1.221cm" svg:x="12.972cm" svg:y="0.067cm"><text:p text:style-name="P15">Attribut commun à tous les objets de cette classe</text:p><draw:enhanced-geometry svg:viewBox="0 0 21600 21600" draw:mirror-horizontal="false" draw:type="line-callout-1" draw:modifiers="-34776 31542.8571428571 -1800 17267.532467532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path text:anchor-type="paragraph" draw:z-index="41" draw:name="Forme14" draw:style-name="gr14" draw:text-style-name="P15" svg:width="1.246cm" svg:height="1.06cm" draw:transform="rotate (-0.785398163397449) translate (6.6472393690448cm 2.47735785317749cm)" svg:viewBox="0 0 1247 1061" svg:d="m0 14c404-58 884 61 1123 424l124 374-149 249"><text:p/></draw:path><draw:custom-shape text:anchor-type="paragraph" draw:z-index="42" draw:name="Forme15" draw:style-name="gr15" draw:text-style-name="P15" svg:width="5.291cm" svg:height="2.223cm" svg:x="12.654cm" svg:y="1.817cm"><text:p text:style-name="P15">Le constucteur de la classe, où sont initialisés tous les attributs spécifiques à l’objet instancié</text:p><draw:enhanced-geometry svg:viewBox="0 0 21600 21600" draw:mirror-horizontal="false" draw:type="line-callout-2" draw:modifiers="-22464 16101.506740682 -4680 9249.80174464711 -1800 9489.6114195083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path text:anchor-type="paragraph" draw:z-index="43" draw:name="Forme16" draw:style-name="gr14" draw:text-style-name="P15" svg:width="1.078cm" svg:height="0.625cm" draw:transform="rotate (-1.06377817909054) translate (7.82476291011157cm 4.41454000799127cm)" svg:viewBox="0 0 1079 626" svg:d="m0 26c378-84 812 36 1059 346l20 254"><text:p/></draw:path><draw:custom-shape text:anchor-type="paragraph" draw:z-index="44" draw:name="Forme17" draw:style-name="gr16" draw:text-style-name="P15" svg:width="5.291cm" svg:height="1.094cm" svg:x="12.478cm" svg:y="5.461cm"><text:p text:style-name="P15">La méthode de la classe Personnage</text:p><draw:enhanced-geometry svg:viewBox="0 0 21600 21600" draw:mirror-horizontal="false" draw:type="line-callout-2" draw:modifiers="-17064 -1600 -4824 11826.0869565217 -1800 19269.565217391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line text:anchor-type="paragraph" draw:z-index="50" draw:name="Forme18" draw:style-name="gr14" draw:text-style-name="P15" svg:x1="4.239cm" svg:y1="1.877cm" svg:x2="12.972cm" svg:y2="0.826cm"><text:p/></draw:line><draw:line text:anchor-type="paragraph" draw:z-index="51" draw:name="Forme18" draw:style-name="gr14" draw:text-style-name="P15" svg:x1="7.149cm" svg:y1="3.429cm" svg:x2="12.654cm" svg:y2="2.85cm"><text:p/></draw:line><draw:line text:anchor-type="paragraph" draw:z-index="52" draw:name="Forme18" draw:style-name="gr14" draw:text-style-name="P15" svg:x1="8.084cm" svg:y1="5.299cm" svg:x2="12.478cm" svg:y2="6.167cm"><text:p/></draw:line></text:p>
        </text:list-header>
        <text:list-item>
          <text:p text:style-name="P11">Remarques : </text:p>
          <text:list>
            <text:list-item>
              <text:p text:style-name="P11">Le nom de la classe doit obligatoirement commencer par une majuscule.</text:p>
            </text:list-item>
            <text:list-item>
              <text:p text:style-name="P11">On expliquera le rôle de self un peu plus loin.</text:p>
              <text:p text:style-name="P11"/>
            </text:list-item>
          </text:list>
        </text:list-item>
      </text:list>
      <text:p text:style-name="P4">Une fois la classe définie, on crée un objet de type Personnage avec la commande :</text:p>
      <text:p text:style-name="P4"/>
      <text:p text:style-name="P4">p1 = Personnage(« Vador »). </text:p>
      <text:p text:style-name="P4"/>
      <text:p text:style-name="P4">On dit que l’on <text:s/>a <text:span text:style-name="T5">instancié</text:span> le personnage p1 <text:s/>. Le verbe instancier est un anglicisme, à partir du mot instance, qui signifie exemple, exemplaire . On a en fait créé en mémoire un exemplaire d’objet de la classe Personnage.</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On a ainsi instancié un objet p1, de type Personnage, dont le nom est Vador.</text:p>
      <text:p text:style-name="P4">Il a 100 points de vie et 5 points d’attaque. Il a une méthode, attaquer .</text:p>
      <text:p text:style-name="P4"/>
      <text:p text:style-name="P4"><draw:frame draw:style-name="fr3" draw:name="Objet7" text:anchor-type="paragraph" svg:x="8.056cm" svg:y="0.48cm" svg:width="3.076cm" svg:height="3.177cm" draw:z-index="53"><draw:object xlink:href="./Object 6" xlink:type="simple" xlink:show="embed" xlink:actuate="onLoad"/><draw:image xlink:href="./ObjectReplacements/Object 6" xlink:type="simple" xlink:show="embed" xlink:actuate="onLoad"/><svg:desc>Objet OLE</svg:desc></draw:frame><draw:frame draw:style-name="fr3" draw:name="Objet6" text:anchor-type="paragraph" svg:x="0.231cm" svg:y="0.527cm" svg:width="3.833cm" svg:height="3.958cm" draw:z-index="55"><draw:object xlink:href="./Object 7" xlink:type="simple" xlink:show="embed" xlink:actuate="onLoad"/><draw:image xlink:href="./ObjectReplacements/Object 7" xlink:type="simple" xlink:show="embed" xlink:actuate="onLoad"/><svg:desc>Objet OLE</svg:desc></draw:frame></text:p>
      <text:p text:style-name="P4"><draw:custom-shape text:anchor-type="paragraph" draw:z-index="54" draw:name="Forme2" draw:style-name="gr17" draw:text-style-name="P15" svg:width="0.625cm" svg:height="0.6cm" svg:x="15.739cm" svg:y="0.009cm"><text:p/><draw:enhanced-geometry svg:viewBox="0 0 21600 21600" draw:mirror-horizontal="false" draw:mirror-vertical="false" draw:type="rectangle" draw:enhanced-path="M 0 0 L 21600 0 21600 21600 0 21600 0 0 Z N"/></draw:custom-shape><draw:line text:anchor-type="paragraph" draw:z-index="56" draw:name="Forme3" draw:style-name="gr3" draw:text-style-name="P16" svg:x1="16.162cm" svg:y1="0.272cm" svg:x2="11.13cm" svg:y2="1.401cm"><text:p/></draw:line></text:p>
      <text:p text:style-name="P4"><text:tab/><text:tab/><text:tab/><text:tab/><text:tab/><text:tab/><text:tab/><text:tab/><text:tab/><text:tab/><text:tab/><text:tab/><text:tab/>p1</text:p>
      <text:p text:style-name="P4"><draw:line text:anchor-type="paragraph" draw:z-index="57" draw:name="Forme8" draw:style-name="gr8" draw:text-style-name="P15" svg:x1="4.062cm" svg:y1="0.794cm" svg:x2="8.055cm" svg:y2="0.406cm"><text:p/></draw:line></text:p>
      <text:p text:style-name="P4"/>
      <text:p text:style-name="P4"/>
      <text:p text:style-name="P4"/>
      <text:p text:style-name="P4"/>
      <text:p text:style-name="P4"/>
      <text:p text:style-name="P2"/>
      <text:p text:style-name="P2">Questions :<text:span text:style-name="T1"> </text:span></text:p>
      <text:p text:style-name="P4"/>
      <text:p text:style-name="P4">1. Créer de la même manière un personnage p2 appelé Lulu .</text:p>
      <text:p text:style-name="P4">Combien a-t-il de points de vie ? De points d’attaque , de points de défense ?</text:p>
      <text:p text:style-name="P4"/>
      <text:p text:style-name="P4"><draw:frame draw:style-name="fr1" draw:name="Cadre9" text:anchor-type="paragraph" svg:x="1.734cm" svg:y="0.011cm" svg:width="11.643cm" draw:z-index="47"><draw:text-box fo:min-height="0.79cm"><text:p text:style-name="Frame_20_contents">Il a 100 points de vie 5 d'attaque et 3 de défense </text:p></draw:text-box></draw:frame></text:p>
      <text:p text:style-name="P4"/>
      <text:p text:style-name="P4"/>
      <text:p text:style-name="P4">2. Utiliser la méthode :</text:p>
      <text:p text:style-name="P4"/>
      <text:p text:style-name="P4">Saisir dans la console : p1.attaquer(p2)</text:p>
      <text:p text:style-name="P2"><text:span text:style-name="T1">Ce faisant, vous appelez la méthode attaquer de l’objet p1 . Comme le premier paramètre de <text:s/>cette méthode est self, <text:s/>Python comprend que le premier paramètre de la fonction attaquer doit être remplacé par p1, et </text:span><text:span text:style-name="T1">exécute</text:span><text:span text:style-name="T1"> alors la fonction attaquer (p1,p2) </text:span></text:p>
      <text:p text:style-name="P4"/>
      <text:p text:style-name="P4"><draw:frame draw:style-name="fr1" draw:name="Cadre7" text:anchor-type="paragraph" svg:x="11.164cm" svg:y="0.37cm" svg:width="4.228cm" draw:z-index="45"><draw:text-box fo:min-height="0.79cm"><text:p text:style-name="Frame_20_contents">98</text:p></draw:text-box></draw:frame>a. Que retourne la méthode appelée ?<text:tab/><text:tab/><text:tab/></text:p>
      <text:p text:style-name="P4"/>
      <text:p text:style-name="P4"/>
      <text:p text:style-name="P4">b. Modifier la méthode pour qu’elle retourne plutôt une phrase de type :</text:p>
      <text:p text:style-name="P4"/>
      <text:p text:style-name="P4">« Il reste 96 points de vie au joueur Lulu »</text:p>
      <text:p text:style-name="P4"/>
      <text:p text:style-name="P4"><draw:frame draw:style-name="fr1" draw:name="Cadre8" text:anchor-type="paragraph" svg:x="1.24cm" svg:y="0.37cm" svg:width="14.152cm" draw:z-index="46"><draw:text-box fo:min-height="2.845cm"><text:p text:style-name="Frame_20_contents">def attaquer(self,adversaire):</text:p><text:p text:style-name="Frame_20_contents"><text:s text:c="8"/>adversaire.points_de_vie-=(self.points_attaque - adversaire.points_defense)</text:p><text:p text:style-name="Frame_20_contents"><text:s text:c="8"/><text:span text:style-name="T4">print(« il reste {0} point de vie &gt;,format (adversaire.points_de_vie)) </text:span></text:p></draw:text-box></draw:frame><text:soft-page-break/></text:p>
      <text:p text:style-name="P4"/>
      <text:p text:style-name="P4"/>
      <text:p text:style-name="P4"/>
      <text:p text:style-name="P4"/>
      <text:p text:style-name="P4"/>
      <text:p text:style-name="P4"/>
      <text:p text:style-name="P4"/>
      <text:p text:style-name="P4">3. Observez qu’à ce stade de la conception il n’a pas été tenu compte de l’ « espèce » de Personnage.</text:p>
      <text:p text:style-name="P4"><draw:frame draw:style-name="fr1" draw:name="Cadre10" text:anchor-type="paragraph" svg:x="11.164cm" svg:y="0.37cm" svg:width="4.228cm" draw:z-index="59"><draw:text-box fo:min-height="0.79cm"><text:p text:style-name="P13"><text:s/>Ajouter un attribut espece à la classe Personnage</text:p></draw:text-box></draw:frame>a. Que proposez-vous pour y remédier? </text:p>
      <text:p text:style-name="P4"/>
      <text:p text:style-name="P4"/>
      <text:p text:style-name="P4"/>
      <text:p text:style-name="P4">b. Rajouter le paramètre espece dans le constructeur de la classe Personnage et compléter le code pour que le nombre de points d’attaque et de défense initiaux du personnage soient adaptés à son espèce. Tester .</text:p>
      <text:p text:style-name="P4"/>
      <text:p text:style-name="P4"/>
      <text:p text:style-name="P4">4. Rajouter la méthode se_repos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1131 1131" svg:d="m462 1118-102-29-102-51-93-72-72-93-51-102-29-102-13-105 13-102 29-106 51-102 72-89 93-72 102-50 102-34 106-9 101 9 106 34 98 50 93 72 72 89 51 102 29 106 13 102-13 105-29 102-51 102-72 93-93 72-98 51-106 29-101 13z"/>
    <draw:marker draw:name="Extrémités_20_de_20_flèche_20_2" draw:display-name="Extrémités de flèche 2" svg:viewBox="0 0 1013 1130" svg:d="m1009 1050-449-1008-22-30-29-12-34 12-21 26-449 1012-5 13v8l5 21 12 21 17 13 21 4h903l21-4 21-13 9-21 4-21v-8z"/>
    <draw:marker draw:name="Extrémités_20_de_20_flèche_20_3" draw:display-name="Extrémités de flèche 3"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3cm" fo:margin-left="1.499cm" fo:margin-right="1.3cm" style:writing-mode="lr-tb" style:layout-grid-color="#c0c0c0" style:layout-grid-lines="20" style:layout-grid-base-height="0.706cm" style:layout-grid-ruby-height="0.353cm" style:layout-grid-mode="none" style:layout-grid-ruby-below="false" style:layout-grid-print="false" style:layout-grid-display="false"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1:31:50.89</meta:creation-date>
    <meta:editing-duration>PT1H20M43S</meta:editing-duration>
    <meta:editing-cycles>5</meta:editing-cycles>
    <meta:generator>LibreOffice/3.4$Win32 LibreOffice_project/340m1$Build-203</meta:generator>
    <dc:date>2020-10-01T09:30:49.25</dc:date>
    <meta:document-statistic meta:table-count="0" meta:image-count="0" meta:object-count="7" meta:page-count="6" meta:paragraph-count="97" meta:word-count="1029" meta:character-count="6409" meta:non-whitespace-character-count="4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3pt" style:font-size-asian="13pt" style:font-size-complex="13pt"/>
    </style:style>
    <style:style style:name="ce2"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3"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4"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style:style style:name="ce9" style:family="table-cell" style:parent-style-name="Default">
      <style:table-cell-properties fo:border="0.06pt solid #000000"/>
      <style:text-properties fo:font-size="13pt" style:font-size-asian="13pt" style:font-size-complex="13pt"/>
    </style:style>
    <style:style style:name="ce10"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11"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12"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11">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nom</text:p>
          </table:table-cell>
        </table:table-row>
        <table:table-row table:style-name="ro2">
          <table:table-cell table:number-columns-repeated="5"/>
          <table:table-cell table:style-name="ce11" office:value-type="string" calcext:value-type="string">
            <text:p>espece</text:p>
          </table:table-cell>
        </table:table-row>
        <table:table-row table:style-name="ro2">
          <table:table-cell table:number-columns-repeated="5"/>
          <table:table-cell table:style-name="ce11" office:value-type="string" calcext:value-type="string">
            <text:p>point_de_vie</text:p>
          </table:table-cell>
        </table:table-row>
        <table:table-row table:style-name="ro2">
          <table:table-cell table:number-columns-repeated="5"/>
          <table:table-cell table:style-name="ce11" office:value-type="string" calcext:value-type="string">
            <text:p>point_d_attaque</text:p>
          </table:table-cell>
        </table:table-row>
        <table:table-row table:style-name="ro2">
          <table:table-cell table:number-columns-repeated="5"/>
          <table:table-cell table:style-name="ce12" office:value-type="string" calcext:value-type="string">
            <text:p>point_de_defense</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39:41.5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3pt" style:font-size-asian="13pt" style:font-size-complex="13pt"/>
    </style:style>
    <style:style style:name="ce2"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3"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4"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style:style style:name="ce9" style:family="table-cell" style:parent-style-name="Default">
      <style:table-cell-properties fo:border="0.06pt solid #000000"/>
      <style:text-properties fo:font-size="13pt" style:font-size-asian="13pt" style:font-size-complex="13pt"/>
    </style:style>
    <style:style style:name="ce10"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11"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12"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11">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nom</text:p>
          </table:table-cell>
        </table:table-row>
        <table:table-row table:style-name="ro2">
          <table:table-cell table:number-columns-repeated="5"/>
          <table:table-cell table:style-name="ce11" office:value-type="string" calcext:value-type="string">
            <text:p>espece</text:p>
          </table:table-cell>
        </table:table-row>
        <table:table-row table:style-name="ro2">
          <table:table-cell table:number-columns-repeated="5"/>
          <table:table-cell table:style-name="ce11" office:value-type="string" calcext:value-type="string">
            <text:p>point_de_vie</text:p>
          </table:table-cell>
        </table:table-row>
        <table:table-row table:style-name="ro2">
          <table:table-cell table:number-columns-repeated="5"/>
          <table:table-cell table:style-name="ce11" office:value-type="string" calcext:value-type="string">
            <text:p>point_d_attaque</text:p>
          </table:table-cell>
        </table:table-row>
        <table:table-row table:style-name="ro2">
          <table:table-cell table:number-columns-repeated="5"/>
          <table:table-cell table:style-name="ce12" office:value-type="string" calcext:value-type="string">
            <text:p>point_de_defense</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39:41.5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style:font-size-asian="11pt" style:font-size-complex="11pt"/>
    </style:style>
    <style:style style:name="ce2"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3"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4"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Vador »</text:p>
          </table:table-cell>
        </table:table-row>
        <table:table-row table:style-name="ro2">
          <table:table-cell table:number-columns-repeated="5"/>
          <table:table-cell table:style-name="ce11" office:value-type="string" calcext:value-type="string">
            <text:p>« arch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7" calcext:value-type="float">
            <text:p>7</text:p>
          </table:table-cell>
        </table:table-row>
        <table:table-row table:style-name="ro2">
          <table:table-cell table:number-columns-repeated="5"/>
          <table:table-cell table:style-name="ce12" office:value-type="float" office:value="5" calcext:value-type="float">
            <text:p>5</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48:38.5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Lulu»</text:p>
          </table:table-cell>
        </table:table-row>
        <table:table-row table:style-name="ro2">
          <table:table-cell table:number-columns-repeated="5"/>
          <table:table-cell table:style-name="ce11" office:value-type="string" calcext:value-type="string">
            <text:p>« arch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5" calcext:value-type="float">
            <text:p>5</text:p>
          </table:table-cell>
        </table:table-row>
        <table:table-row table:style-name="ro2">
          <table:table-cell table:number-columns-repeated="5"/>
          <table:table-cell table:style-name="ce12" office:value-type="float" office:value="7" calcext:value-type="float">
            <text:p>7</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09:48.5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Jojobo»</text:p>
          </table:table-cell>
        </table:table-row>
        <table:table-row table:style-name="ro2">
          <table:table-cell table:number-columns-repeated="5"/>
          <table:table-cell table:style-name="ce11" office:value-type="string" calcext:value-type="string">
            <text:p>« guerri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9" calcext:value-type="float">
            <text:p>9</text:p>
          </table:table-cell>
        </table:table-row>
        <table:table-row table:style-name="ro2">
          <table:table-cell table:number-columns-repeated="5"/>
          <table:table-cell table:style-name="ce12" office:value-type="float" office:value="3" calcext:value-type="float">
            <text:p>3</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10:10.2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06pt solid #000000"/>
      <style:text-properties fo:font-size="12pt" style:font-size-asian="12pt" style:font-size-complex="12pt"/>
    </style:style>
    <style:style style:name="ce6" style:family="table-cell" style:parent-style-name="Default">
      <style:table-cell-properties fo:border-bottom="none" fo:border-left="0.06pt solid #000000" fo:border-right="0.06pt solid #000000" fo:border-top="none"/>
      <style:text-properties fo:font-size="12pt" style:font-size-asian="12pt" style:font-size-complex="12pt"/>
    </style:style>
    <style:style style:name="ce3" style:family="table-cell" style:parent-style-name="Default">
      <style:table-cell-properties fo:border="0.06pt solid #000000"/>
      <style:text-properties fo:font-size="12pt" style:font-size-asian="12pt" style:font-size-complex="12pt"/>
    </style:style>
    <style:style style:name="ce4" style:family="table-cell" style:parent-style-name="Default">
      <style:table-cell-properties fo:border-bottom="none" fo:border-left="0.06pt solid #000000" fo:border-right="0.06pt solid #000000" fo:border-top="none"/>
      <style:text-properties fo:font-size="12pt" style:font-size-asian="12pt" style:font-size-complex="12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column table:style-name="co2" table:default-cell-style-name="Default"/>
        <table:table-row table:style-name="ro1" table:number-rows-repeated="35">
          <table:table-cell table:number-columns-repeated="4"/>
        </table:table-row>
        <table:table-row table:style-name="ro2">
          <table:table-cell table:number-columns-repeated="3"/>
          <table:table-cell table:style-name="ce3" office:value-type="string" calcext:value-type="string">
            <text:p>Personnage</text:p>
          </table:table-cell>
        </table:table-row>
        <table:table-row table:style-name="ro2">
          <table:table-cell table:number-columns-repeated="3"/>
          <table:table-cell table:style-name="ce4" office:value-type="float" office:value="100" calcext:value-type="float">
            <text:p>100</text:p>
          </table:table-cell>
        </table:table-row>
        <table:table-row table:style-name="ro2">
          <table:table-cell table:number-columns-repeated="3"/>
          <table:table-cell table:style-name="ce4" office:value-type="string" calcext:value-type="string">
            <text:p>« Vador »</text:p>
          </table:table-cell>
        </table:table-row>
        <table:table-row table:style-name="ro2">
          <table:table-cell table:number-columns-repeated="3"/>
          <table:table-cell table:style-name="ce4" office:value-type="float" office:value="5" calcext:value-type="float">
            <text:p>5</text:p>
          </table:table-cell>
        </table:table-row>
        <table:table-row table:style-name="ro2">
          <table:table-cell table:number-columns-repeated="3"/>
          <table:table-cell table:style-name="ce4" office:value-type="float" office:value="3" calcext:value-type="float">
            <text:p>3</text:p>
          </table:table-cell>
        </table:table-row>
        <table:table-row table:style-name="ro2">
          <table:table-cell table:number-columns-repeated="3"/>
          <table:table-cell table:style-name="ce3" office:value-type="string" calcext:value-type="string">
            <text:p>attaquer</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10:46.4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0.06pt solid #000000"/>
      <style:text-properties fo:font-size="12pt" style:font-size-asian="12pt" style:font-size-complex="12pt"/>
    </style:style>
    <style:style style:name="ce4" style:family="table-cell" style:parent-style-name="Default">
      <style:table-cell-properties fo:border-bottom="none" fo:border-left="0.06pt solid #000000" fo:border-right="0.06pt solid #000000" fo:border-top="none"/>
      <style:text-properties fo:font-size="12pt" style:font-size-asian="12pt" style:font-size-complex="12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column table:style-name="co2" table:default-cell-style-name="Default"/>
        <table:table-row table:style-name="ro1" table:number-rows-repeated="35">
          <table:table-cell table:number-columns-repeated="4"/>
        </table:table-row>
        <table:table-row table:style-name="ro2">
          <table:table-cell table:number-columns-repeated="3"/>
          <table:table-cell table:style-name="ce3" office:value-type="string" calcext:value-type="string">
            <text:p>Personnage</text:p>
          </table:table-cell>
        </table:table-row>
        <table:table-row table:style-name="ro2">
          <table:table-cell table:number-columns-repeated="3"/>
          <table:table-cell table:style-name="ce4" office:value-type="string" calcext:value-type="string">
            <text:p>point_de_vie</text:p>
          </table:table-cell>
        </table:table-row>
        <table:table-row table:style-name="ro2">
          <table:table-cell table:number-columns-repeated="3"/>
          <table:table-cell table:style-name="ce4" office:value-type="string" calcext:value-type="string">
            <text:p>nom</text:p>
          </table:table-cell>
        </table:table-row>
        <table:table-row table:style-name="ro2">
          <table:table-cell table:number-columns-repeated="3"/>
          <table:table-cell table:style-name="ce4" office:value-type="string" calcext:value-type="string">
            <text:p>point_ d attaque</text:p>
          </table:table-cell>
        </table:table-row>
        <table:table-row table:style-name="ro2">
          <table:table-cell table:number-columns-repeated="3"/>
          <table:table-cell table:style-name="ce4" office:value-type="string" calcext:value-type="string">
            <text:p>point_de_defense</text:p>
          </table:table-cell>
        </table:table-row>
        <table:table-row table:style-name="ro2">
          <table:table-cell table:number-columns-repeated="3"/>
          <table:table-cell table:style-name="ce3" office:value-type="string" calcext:value-type="string">
            <text:p>attaquer</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20:42.5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